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89cm" fo:min-width="0.646cm" fo:padding-top="0.127cm" fo:padding-bottom="0.127cm" fo:padding-left="0.254cm" fo:padding-right="0.254cm" fo:wrap-option="no-wrap"/>
    </style:style>
    <style:style style:name="gr2" style:family="graphic" style:parent-style-name="standard">
      <style:graphic-properties draw:stroke="solid" svg:stroke-width="0.035cm" svg:stroke-color="#00b4ab" draw:stroke-linejoin="round" draw:fill="solid" draw:fill-color="#cdfffd" draw:textarea-vertical-align="top" draw:auto-grow-height="false" draw:fit-to-size="false" fo:min-height="0.589cm" fo:min-width="16.113cm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4" style:family="graphic" style:parent-style-name="standard" style:list-style-name="L1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5" style:family="graphic" style:parent-style-name="standard" style:list-style-name="L1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solid" svg:stroke-width="0.035cm" svg:stroke-color="#6bb400" draw:stroke-linejoin="round" draw:fill="solid" draw:fill-color="#ebffcd" draw:textarea-vertical-align="top" draw:auto-grow-height="false" draw:fit-to-size="false" fo:min-height="0.59cm" fo:min-width="0.686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35cm" svg:stroke-color="#6bb400" draw:stroke-linejoin="round" draw:fill="solid" draw:fill-color="#ebffcd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9cm" fo:min-width="1.516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89cm" fo:min-width="2.313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9cm" fo:min-width="0.686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89cm" fo:min-width="0.632cm" fo:padding-top="0.127cm" fo:padding-bottom="0.127cm" fo:padding-left="0.254cm" fo:padding-right="0.254cm" fo:wrap-option="no-wrap"/>
    </style:style>
    <style:style style:name="gr13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89cm" fo:min-width="1.913cm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89cm" fo:min-width="0.646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9cm" fo:min-width="1.516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18" style:family="graphic" style:parent-style-name="standard">
      <style:graphic-properties draw:stroke="solid" svg:stroke-width="0.035cm" svg:stroke-color="#b4ab00" draw:stroke-linejoin="round" draw:fill="solid" draw:fill-color="#fffdcd" draw:textarea-vertical-align="top" draw:auto-grow-height="false" draw:fit-to-size="false" fo:min-height="0.599cm" fo:min-width="0cm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89cm" fo:min-width="2.313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9cm" fo:min-width="0.686cm" fo:padding-top="0.127cm" fo:padding-bottom="0.127cm" fo:padding-left="0.254cm" fo:padding-right="0.254cm" fo:wrap-option="no-wrap"/>
    </style:style>
    <style:style style:name="gr21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59cm" fo:min-width="2.313cm" fo:padding-top="0.127cm" fo:padding-bottom="0.127cm" fo:padding-left="0.254cm" fo:padding-right="0.254cm" fo:wrap-option="no-wrap"/>
    </style:style>
    <style:style style:name="gr22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89cm" fo:min-width="0.632cm" fo:padding-top="0.127cm" fo:padding-bottom="0.127cm" fo:padding-left="0.254cm" fo:padding-right="0.254cm" fo:wrap-option="no-wrap"/>
    </style:style>
    <style:style style:name="gr23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9cm" fo:min-width="1.916cm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89cm" fo:min-width="0.632cm" fo:padding-top="0.127cm" fo:padding-bottom="0.127cm" fo:padding-left="0.254cm" fo:padding-right="0.254cm" fo:wrap-option="no-wrap"/>
    </style:style>
    <style:style style:name="gr25" style:family="graphic" style:parent-style-name="standard">
      <style:graphic-properties draw:stroke="solid" svg:stroke-width="0.035cm" svg:stroke-color="#b4ab00" draw:stroke-linejoin="round" draw:fill="solid" draw:fill-color="#fffdcd" draw:textarea-vertical-align="top" draw:auto-grow-height="false" draw:fit-to-size="false" fo:min-height="0.6cm" fo:min-width="0cm" fo:padding-top="0.127cm" fo:padding-bottom="0.127cm" fo:padding-left="0.254cm" fo:padding-right="0.254cm" fo:wrap-option="no-wrap"/>
    </style:style>
    <style:style style:name="gr26" style:family="graphic" style:parent-style-name="standard">
      <style:graphic-properties draw:stroke="solid" svg:stroke-width="0.035cm" svg:stroke-color="#6bb400" draw:stroke-linejoin="round" draw:fill="solid" draw:fill-color="#ebffcd" draw:textarea-vertical-align="top" draw:auto-grow-height="false" draw:fit-to-size="false" fo:min-height="0.59cm" fo:min-width="1.916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solid" svg:stroke-width="0.035cm" svg:stroke-color="#6bb400" draw:stroke-linejoin="round" draw:fill="solid" draw:fill-color="#ebffcd" draw:textarea-vertical-align="top" draw:auto-grow-height="false" draw:fit-to-size="false" fo:min-height="0.559cm" fo:min-width="2.313cm" fo:padding-top="0.127cm" fo:padding-bottom="0.127cm" fo:padding-left="0.254cm" fo:padding-right="0.254cm" fo:wrap-option="no-wrap"/>
    </style:style>
    <style:style style:name="gr2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solid" draw:fill-color="#e6e6e6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2" style:family="paragraph">
      <loext:graphic-properties draw:fill="solid" draw:fill-color="#cdfffd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3" style:family="paragraph">
      <loext:graphic-properties draw:fill="solid" draw:fill-color="#e6e6e6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Liberation Sans" fo:font-size="20pt" style:letter-kerning="true" style:font-name-asian="Noto Sans CJK SC Regular" style:font-size-asian="18pt" style:font-name-complex="FreeSans" style:font-size-complex="18pt"/>
    </style:style>
    <style:style style:name="P4" style:family="paragraph">
      <loext:graphic-properties draw:fill="solid" draw:fill-color="#ebffcd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5" style:family="paragraph">
      <loext:graphic-properties draw:fill="solid" draw:fill-color="#cdffcd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6" style:family="paragraph">
      <style:paragraph-properties fo:margin-top="0cm" fo:margin-bottom="0cm" fo:line-height="100%" fo:text-align="start"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writing-mode="lr-tb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/>
    </style:style>
    <style:style style:name="P9" style:family="paragraph">
      <loext:graphic-properties draw:fill="solid" draw:fill-color="#fffdcd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tangle à coins arrondis 56" draw:style-name="gr1" draw:text-style-name="P1" draw:layer="layout" svg:width="1.19cm" svg:height="0.879cm" svg:x="9.521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" draw:text-style-name="P2" draw:layer="layout" svg:width="16.657cm" svg:height="0.879cm" svg:x="3.81cm" svg:y="10.2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3" draw:text-style-name="P1" draw:layer="layout" svg:width="0.4cm" svg:height="0.88cm" svg:x="3.8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4" draw:text-style-name="P3" draw:layer="layout" svg:width="0.4cm" svg:height="0.88cm" svg:x="3.81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5" draw:text-style-name="P3" draw:layer="layout" svg:width="0.4cm" svg:height="0.88cm" svg:x="4.212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6" draw:text-style-name="P4" draw:layer="layout" svg:width="1.23cm" svg:height="0.88cm" svg:x="10.705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7" draw:text-style-name="P4" draw:layer="layout" svg:width="0.4cm" svg:height="0.88cm" svg:x="11.938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7" draw:text-style-name="P4" draw:layer="layout" svg:width="0.4cm" svg:height="0.88cm" svg:x="20.067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8" draw:text-style-name="P1" draw:layer="layout" svg:width="2.06cm" svg:height="0.88cm" svg:x="4.613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9" draw:text-style-name="P5" draw:layer="layout" svg:width="0.4cm" svg:height="0.88cm" svg:x="3.81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0" draw:text-style-name="P5" draw:layer="layout" svg:width="2.857cm" svg:height="0.879cm" svg:x="6.667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1" draw:text-style-name="P5" draw:layer="layout" svg:width="1.23cm" svg:height="0.88cm" svg:x="10.71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9" draw:text-style-name="P5" draw:layer="layout" svg:width="0.4cm" svg:height="0.88cm" svg:x="11.938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1" draw:text-style-name="P5" draw:layer="layout" svg:width="1.23cm" svg:height="0.88cm" svg:x="12.346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0" draw:text-style-name="P5" draw:layer="layout" svg:width="2.857cm" svg:height="0.879cm" svg:x="13.578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2" draw:text-style-name="P5" draw:layer="layout" svg:width="1.176cm" svg:height="0.879cm" svg:x="16.434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9" draw:text-style-name="P5" draw:layer="layout" svg:width="0.4cm" svg:height="0.88cm" svg:x="20.067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3" draw:text-style-name="P5" draw:layer="layout" svg:width="2.457cm" svg:height="0.879cm" svg:x="17.61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2" draw:text-style-name="P5" draw:layer="layout" svg:width="1.176cm" svg:height="0.879cm" svg:x="16.435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4" draw:text-style-name="P5" draw:layer="layout" svg:width="1.19cm" svg:height="0.879cm" svg:x="9.524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5" draw:text-style-name="P5" draw:layer="layout" svg:width="2.06cm" svg:height="0.88cm" svg:x="4.607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9" draw:text-style-name="P5" draw:layer="layout" svg:width="0.4cm" svg:height="0.88cm" svg:x="4.213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6" draw:text-style-name="P7" draw:layer="layout" svg:width="4.933cm" svg:height="1.011cm" svg:x="4.667cm" svg:y="10.356cm">
          <draw:text-box>
            <text:p text:style-name="P6"><text:span text:style-name="T1">Fichier complet</text:span></text:p>
          </draw:text-box>
        </draw:frame>
        <draw:frame draw:style-name="gr17" draw:text-style-name="P8" draw:layer="layout" svg:width="9.133cm" svg:height="0.831cm" svg:x="4.667cm" svg:y="9.156cm">
          <draw:text-box>
            <text:p text:style-name="P6"><text:span text:style-name="T1">Hash complet par blocks de 30 MB</text:span></text:p>
          </draw:text-box>
        </draw:frame>
        <draw:custom-shape draw:name="Rectangle à coins arrondis 56" draw:style-name="gr8" draw:text-style-name="P1" draw:layer="layout" svg:width="2.06cm" svg:height="0.88cm" svg:x="4.596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8" draw:text-style-name="P9" draw:layer="layout" svg:width="0.39cm" svg:height="0.869cm" svg:x="4.2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9" draw:text-style-name="P1" draw:layer="layout" svg:width="2.857cm" svg:height="0.879cm" svg:x="6.672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" draw:text-style-name="P1" draw:layer="layout" svg:width="1.19cm" svg:height="0.879cm" svg:x="9.529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0" draw:text-style-name="P1" draw:layer="layout" svg:width="1.23cm" svg:height="0.88cm" svg:x="10.719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0" draw:text-style-name="P1" draw:layer="layout" svg:width="1.23cm" svg:height="0.88cm" svg:x="12.332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1" draw:text-style-name="P1" draw:layer="layout" svg:width="2.857cm" svg:height="0.879cm" svg:x="13.572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2" draw:text-style-name="P1" draw:layer="layout" svg:width="1.176cm" svg:height="0.879cm" svg:x="16.429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9" draw:text-style-name="P1" draw:layer="layout" svg:width="2.857cm" svg:height="0.879cm" svg:x="13.562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3" draw:text-style-name="P1" draw:layer="layout" svg:width="2.46cm" svg:height="0.88cm" svg:x="17.617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4" draw:text-style-name="P1" draw:layer="layout" svg:width="1.176cm" svg:height="0.879cm" svg:x="16.441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6" draw:text-style-name="P7" draw:layer="layout" svg:width="4.933cm" svg:height="1.011cm" svg:x="4.667cm" svg:y="6.797cm">
          <draw:text-box>
            <text:p text:style-name="P6"><text:span text:style-name="T1">3 blocks de 4 KB</text:span></text:p>
          </draw:text-box>
        </draw:frame>
        <draw:custom-shape draw:name="Rectangle à coins arrondis 56" draw:style-name="gr25" draw:text-style-name="P9" draw:layer="layout" svg:width="0.388cm" svg:height="0.87cm" svg:x="11.944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5" draw:text-style-name="P9" draw:layer="layout" svg:width="0.39cm" svg:height="0.87cm" svg:x="20.077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6" draw:text-style-name="P4" draw:layer="layout" svg:width="2.46cm" svg:height="0.88cm" svg:x="17.61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6" draw:text-style-name="P4" draw:layer="layout" svg:width="1.23cm" svg:height="0.88cm" svg:x="12.342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7" draw:text-style-name="P4" draw:layer="layout" svg:width="2.857cm" svg:height="0.879cm" svg:x="6.672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6" draw:text-style-name="P7" draw:layer="layout" svg:width="4.933cm" svg:height="1.011cm" svg:x="4.667cm" svg:y="7.978cm">
          <draw:text-box>
            <text:p text:style-name="P6"><text:span text:style-name="T1">3 blocks de 1 MB</text:span></text:p>
          </draw:text-box>
        </draw:frame>
        <presentation:notes draw:style-name="dp2">
          <draw:page-thumbnail draw:style-name="gr28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re</dc:title>
    <meta:editing-cycles>6</meta:editing-cycles>
    <meta:creation-date>2016-10-08T14:43:43.024333137</meta:creation-date>
    <meta:editing-duration>PT11M10S</meta:editing-duration>
    <meta:generator>LibreOffice/5.1.4.2$Linux_X86_64 LibreOffice_project/10m0$Build-2</meta:generator>
    <dc:date>2016-10-08T22:34:14.952033328</dc:date>
    <meta:document-statistic meta:object-count="6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template" xlink:href=""/>
  </office:meta>
</office:document-meta>
</file>